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family="table-column" style:name="co_0_1">
      <style:table-column-properties style:column-width="4.551cm" fo:break-before="auto"/>
    </style:style>
    <style:style style:family="table-column" style:name="co_0_2">
      <style:table-column-properties style:column-width="6.35cm" fo:break-before="auto"/>
    </style:style>
    <style:style style:family="table-column" style:name="co_0_3">
      <style:table-column-properties style:column-width="3.043cm" fo:break-before="auto"/>
    </style:style>
    <style:style style:family="table-column" style:name="co_0_4">
      <style:table-column-properties style:column-width="5.927cm" fo:break-before="auto"/>
    </style:style>
    <style:style style:family="table-column" style:name="co_0_5">
      <style:table-column-properties style:column-width="2.249cm" fo:break-before="auto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</office:automatic-styles>
  <office:body>
    <office:spreadsheet>
      <table:calculation-settings/>
      <table:table table:name="Worksheet" table:style-name="ta1">
        <office:forms/>
        <table:table-column table:style-name="co_0_1" table:default-cell-style-name="ce0"/>
        <table:table-column table:style-name="co_0_2" table:default-cell-style-name="ce0"/>
        <table:table-column table:style-name="co_0_3" table:default-cell-style-name="ce0"/>
        <table:table-column table:style-name="co_0_4" table:default-cell-style-name="ce0"/>
        <table:table-column table:style-name="co_0_5" table:default-cell-style-name="ce0"/>
        <table:table-row>
          <table:table-cell table:style-name="ce0" office:value-type="string">
            <text:p>Arma Primária</text:p>
          </table:table-cell>
          <table:table-cell table:style-name="ce0" office:value-type="string">
            <text:p>Voraz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rifle (%)</text:p>
          </table:table-cell>
          <table:table-cell table:style-name="ce0" office:value-type="float" office:value="15">
            <text:p>15</text:p>
          </table:table-cell>
          <table:table-cell table:style-name="ce0" office:value-type="string">
            <text:p>Dano crítico (%)</text:p>
          </table:table-cell>
          <table:table-cell table:style-name="ce0" office:value-type="float" office:value="12">
            <text:p>12</text:p>
          </table:table-cell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Dano ao alvo exposto (%)</text:p>
          </table:table-cell>
          <table:table-cell table:style-name="ce0" office:value-type="float" office:value="10">
            <text:p>10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 office:value-type="string">
            <text:p>Geri e Freki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Arma</text:p>
          </table:table-cell>
          <table:table-cell table:style-name="ce0" office:value-type="string">
            <text:p>Exótic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rma Secundária</text:p>
          </table:table-cell>
          <table:table-cell table:style-name="ce0" office:value-type="string">
            <text:p>Rock n’ Roll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escopeta (%)</text:p>
          </table:table-cell>
          <table:table-cell table:style-name="ce0" office:value-type="float" office:value="15">
            <text:p>15</text:p>
          </table:table-cell>
          <table:table-cell table:style-name="ce0" office:value-type="string">
            <text:p>Dano à proteção (%)</text:p>
          </table:table-cell>
          <table:table-cell table:style-name="ce0" office:value-type="float" office:value="12">
            <text:p>12</text:p>
          </table:table-cell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Dano ao alvo exposto (%)</text:p>
          </table:table-cell>
          <table:table-cell table:style-name="ce0" office:value-type="float" office:value="10">
            <text:p>10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 office:value-type="string">
            <text:p>Perfeitamente Extr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Arma</text:p>
          </table:table-cell>
          <table:table-cell table:style-name="ce0" office:value-type="string">
            <text:p>Nomead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Especialização</text:p>
          </table:table-cell>
          <table:table-cell table:style-name="ce0" office:value-type="string">
            <text:p>Demolidor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Máscara</text:p>
          </table:table-cell>
          <table:table-cell table:style-name="ce0" office:value-type="string">
            <text:p>Máscara Lengmo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Proteção balística</text:p>
          </table:table-cell>
          <table:table-cell table:style-name="ce0" office:value-type="float" office:value="170000">
            <text:p>170000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Regeneração de proteção (PV/s)</text:p>
          </table:table-cell>
          <table:table-cell table:style-name="ce0" office:value-type="float" office:value="4925">
            <text:p>4925</text:p>
          </table:table-cell>
          <table:table-cell table:style-name="ce0" office:value-type="string">
            <text:p>Resistência a explosivo (%)</text:p>
          </table:table-cell>
          <table:table-cell table:style-name="ce0" office:value-type="float" office:value="10">
            <text:p>10</text:p>
          </table:table-cell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 office:value-type="string">
            <text:p>Proteção contra elites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Normal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Mochila</text:p>
          </table:table-cell>
          <table:table-cell table:style-name="ce0" office:value-type="string">
            <text:p>Mochila Tática de Cavalari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Proteção balística</text:p>
          </table:table-cell>
          <table:table-cell table:style-name="ce0" office:value-type="float" office:value="170000">
            <text:p>170000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Regeneração de proteção (PV/s)</text:p>
          </table:table-cell>
          <table:table-cell table:style-name="ce0" office:value-type="float" office:value="4925">
            <text:p>4925</text:p>
          </table:table-cell>
          <table:table-cell table:style-name="ce0" office:value-type="string">
            <text:p>Resistência a explosivo (%)</text:p>
          </table:table-cell>
          <table:table-cell table:style-name="ce0" office:value-type="float" office:value="10">
            <text:p>10</text:p>
          </table:table-cell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 office:value-type="string">
            <text:p>Chance de dano crítico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 office:value-type="string">
            <text:p>Injeção de Adrenalin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Normal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Colete</text:p>
          </table:table-cell>
          <table:table-cell table:style-name="ce0" office:value-type="string">
            <text:p>Batedor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Proteção balística</text:p>
          </table:table-cell>
          <table:table-cell table:style-name="ce0" office:value-type="float" office:value="170000">
            <text:p>170000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Regeneração de proteção (PV/s)</text:p>
          </table:table-cell>
          <table:table-cell table:style-name="ce0" office:value-type="float" office:value="4925">
            <text:p>4925</text:p>
          </table:table-cell>
          <table:table-cell table:style-name="ce0" office:value-type="string">
            <text:p>Resistência a explosivo (%)</text:p>
          </table:table-cell>
          <table:table-cell table:style-name="ce0" office:value-type="float" office:value="10">
            <text:p>10</text:p>
          </table:table-cell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 office:value-type="string">
            <text:p>Proteção contra elites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 office:value-type="string">
            <text:p>Vanguarda Perfeit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Nomead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Luva</text:p>
          </table:table-cell>
          <table:table-cell table:style-name="ce0" office:value-type="string">
            <text:p>Luva Improvisad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Proteção balística</text:p>
          </table:table-cell>
          <table:table-cell table:style-name="ce0" office:value-type="float" office:value="170000">
            <text:p>170000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Resistência a explosivo (%)</text:p>
          </table:table-cell>
          <table:table-cell table:style-name="ce0" office:value-type="float" office:value="10">
            <text:p>10</text:p>
          </table:table-cell>
          <table:table-cell table:style-name="ce0" office:value-type="string">
            <text:p>Regeneração de proteção (PV/s)</text:p>
          </table:table-cell>
          <table:table-cell table:style-name="ce0" office:value-type="float" office:value="4925">
            <text:p>4925</text:p>
          </table:table-cell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 office:value-type="string">
            <text:p>Proteção contra elites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Improvisado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Coldre</text:p>
          </table:table-cell>
          <table:table-cell table:style-name="ce0" office:value-type="string">
            <text:p>Coldre Improvisado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Proteção balística</text:p>
          </table:table-cell>
          <table:table-cell table:style-name="ce0" office:value-type="float" office:value="170000">
            <text:p>170000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Resistência a explosivo (%)</text:p>
          </table:table-cell>
          <table:table-cell table:style-name="ce0" office:value-type="float" office:value="10">
            <text:p>10</text:p>
          </table:table-cell>
          <table:table-cell table:style-name="ce0" office:value-type="string">
            <text:p>Regeneração de proteção (PV/s)</text:p>
          </table:table-cell>
          <table:table-cell table:style-name="ce0" office:value-type="float" office:value="4925">
            <text:p>4925</text:p>
          </table:table-cell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 office:value-type="string">
            <text:p>Proteção contra elites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Improvisado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Joelheira</text:p>
          </table:table-cell>
          <table:table-cell table:style-name="ce0" office:value-type="string">
            <text:p>Joelheira Improvisad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Proteção balística</text:p>
          </table:table-cell>
          <table:table-cell table:style-name="ce0" office:value-type="float" office:value="170000">
            <text:p>170000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Regeneração de proteção (PV/s)</text:p>
          </table:table-cell>
          <table:table-cell table:style-name="ce0" office:value-type="float" office:value="4925">
            <text:p>4925</text:p>
          </table:table-cell>
          <table:table-cell table:style-name="ce0" office:value-type="string">
            <text:p>Resistência a explosivo (%)</text:p>
          </table:table-cell>
          <table:table-cell table:style-name="ce0" office:value-type="float" office:value="10">
            <text:p>10</text:p>
          </table:table-cell>
          <table:table-cell table:number-columns-repeated="1019"/>
        </table:table-row>
        <table:table-row>
          <table:table-cell table:style-name="ce0" office:value-type="string">
            <text:p>Modificação</text:p>
          </table:table-cell>
          <table:table-cell table:style-name="ce0" office:value-type="string">
            <text:p>Proteção contra elites (%)</text:p>
          </table:table-cell>
          <table:table-cell table:style-name="ce0" office:value-type="float" office:value="12">
            <text:p>12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Item</text:p>
          </table:table-cell>
          <table:table-cell table:style-name="ce0" office:value-type="string">
            <text:p>Nomead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abilidade 1</text:p>
          </table:table-cell>
          <table:table-cell table:style-name="ce0" office:value-type="string">
            <text:p>Escudo Balístico (Bastião)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abilidade 2</text:p>
          </table:table-cell>
          <table:table-cell table:style-name="ce0" office:value-type="string">
            <text:p>Bomba Pegajosa (PEM)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rma Reserva</text:p>
          </table:table-cell>
          <table:table-cell table:style-name="ce0" office:value-type="string">
            <text:p>TDI “Kard” personalizada Avançado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 Central</text:p>
          </table:table-cell>
          <table:table-cell table:style-name="ce0" office:value-type="string">
            <text:p>Dano de pistola (%)</text:p>
          </table:table-cell>
          <table:table-cell table:style-name="ce0" office:value-type="float" office:value="15">
            <text:p>15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Atributos</text:p>
          </table:table-cell>
          <table:table-cell table:style-name="ce0" office:value-type="string">
            <text:p>Tier de habilidade</text:p>
          </table:table-cell>
          <table:table-cell table:style-name="ce0" office:value-type="float" office:value="1">
            <text:p>1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alento</text:p>
          </table:table-cell>
          <table:table-cell table:style-name="ce0" office:value-type="string">
            <text:p>Aceso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Tipo de Arma</text:p>
          </table:table-cell>
          <table:table-cell table:style-name="ce0" office:value-type="string">
            <text:p>Nomead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Nome da Build</text:p>
          </table:table-cell>
          <table:table-cell table:style-name="ce0" office:value-type="string">
            <text:p>Tank da Morozova</text:p>
          </table:table-cell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4-04-22T23:37:14+00:00</meta:creation-date>
    <dc:date>2025-03-24T15:30:51+00:00</dc:date>
    <dc:title>Untitled Spreadsheet</dc:title>
    <dc:description/>
    <dc:subject/>
    <meta:keyword/>
    <meta:user-defined meta:name="Company"/>
    <meta:user-defined meta:name="category"/>
  </office:meta>
</office:document-meta>
</file>